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language="en" fo:country="US"/>
    </style:style>
    <style:style style:name="P2" style:family="paragraph" style:parent-style-name="Standard">
      <style:text-properties style:font-name="Courier 10 Pitch" fo:language="en" fo:country="US" style:font-name-asian="Courier 10 Pitch" style:language-asian="en" style:country-asian="US" style:font-name-complex="Courier 10 Pitch" style:language-complex="en" style:country-complex="US"/>
    </style:style>
    <style:style style:name="P3" style:family="paragraph" style:parent-style-name="Standard" style:list-style-name="L1"/>
    <style:style style:name="T1" style:family="text">
      <style:text-properties style:font-name="Courier 10 Pitch" fo:language="en" fo:country="US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2</text:p>
      <text:p text:style-name="Standard"><text:tab/>As one can see in the output from the “man -k fortran” command, this is the command that will represent the output </text:p>
      <text:p text:style-name="Standard"><text:span text:style-name="T1">6)</text:span></text:p>
      <text:p text:style-name="Standard"><text:span text:style-name="T1">Script started on Tue 10 Sep 2013 09:20:48 AM EDT<text:line-break/>#]0;landgrebea@aldenv160: ~/cs210/labs#landgrebea@aldenv160:~/cs210/labs$ exit####wc /opt/processing/processing##########################-wml /opt/processing/processing################################[5P/opt/processing/processing#############################exit#[K#####[Kman -k fortran</text:span></text:p>
      <text:p text:style-name="P1">f2py (1) <text:s text:c="12"/>- Fortran to Python interface generator</text:p>
      <text:p text:style-name="P1">f2py2.7 (1) <text:s text:c="9"/>- Fortran to Python interface generator</text:p>
      <text:p text:style-name="P1">f95 (1) <text:s text:c="13"/>- GNU Fortran compiler</text:p>
      <text:p text:style-name="P1">gfortran (1) <text:s text:c="8"/>- GNU Fortran compiler</text:p>
      <text:p text:style-name="P1">gfortran-4.6 (1) <text:s text:c="4"/>- GNU Fortran compiler</text:p>
      <text:p text:style-name="P1">x86_64-linux-gnu-gfortran (1) - GNU Fortran compiler</text:p>
      <text:p text:style-name="P1">x86_64-linux-gnu-gfortran-4.6 (1) - GNU Fortran compiler</text:p>
      <text:p text:style-name="P1">#]0;landgrebea@aldenv160: ~/cs210/labs#landgrebea@aldenv160:~/cs210/labs$ exit</text:p>
      <text:p text:style-name="P1">exit</text:p>
      <text:p text:style-name="P1"><text:line-break/>Script done on Tue 10 Sep 2013 09:20:58 AM EDT<text:line-break/></text:p>
      <text:p text:style-name="Standard"><text:span text:style-name="T1">7)</text:span></text:p>
      <text:p text:style-name="Standard"><text:span text:style-name="T1"/></text:p>
      <text:p text:style-name="Standard"><text:span text:style-name="T1"/></text:p>
      <text:p text:style-name="P1">Script started on Tue 10 Sep 2013 08:56:13 AM EDT<text:line-break/>#]0;landgrebea@aldenv160: ~/cs210/labs#landgrebea@aldenv160:~/cs210/labs$ ls -orth</text:p>
      <text:p text:style-name="P1">total 44K</text:p>
      <text:p text:style-name="P1">-rw-r--r-- 1 landgrebea <text:s/>483 Sep <text:s/>3 15:10 table.c~</text:p>
      <text:p text:style-name="P1">-rw-r--r-- 1 landgrebea <text:s/>493 Sep <text:s/>3 15:11 table.c</text:p>
      <text:p text:style-name="P1">-rwxr-xr-x 1 landgrebea 8.3K Sep <text:s/>3 15:11 #[0m#[01;32mtable#[0m</text:p>
      <text:p text:style-name="P1">-rw-r--r-- 1 landgrebea <text:s/>456 Sep <text:s/>3 16:14 lab1.c~</text:p>
      <text:p text:style-name="P1">-rwxr-xr-x 1 landgrebea 8.5K Sep <text:s/>3 21:16 #[01;32mlab1#[0m</text:p>
      <text:p text:style-name="P1">-rw-r--r-- 1 landgrebea <text:s/>831 Sep <text:s/>3 21:33 lab1.c</text:p>
      <text:p text:style-name="P1">-rw-r--r-- 1 landgrebea 1.5K Sep 10 08:55 Problem6.out</text:p>
      <text:p text:style-name="P1">-rw-r--r-- 1 landgrebea <text:s text:c="3"/>0 Sep 10 08:56 Problem7.out</text:p>
      <text:p text:style-name="P1">#]0;landgrebea@aldenv160: ~/cs210/labs#landgrebea@aldenv160:~/cs210/labs$ exit</text:p>
      <text:p text:style-name="P1">exit</text:p>
      <text:p text:style-name="P1"><text:line-break/>Script done on Tue 10 Sep 2013 08:56:23 AM EDT<text:line-break/></text:p>
      <text:p text:style-name="P1"/>
      <text:p text:style-name="P1"/>
      <text:p text:style-name="P1"/>
      <text:p text:style-name="P1"><text:soft-page-break/>8)</text:p>
      <text:p text:style-name="P1"/>
      <text:p text:style-name="P1">Script started on Tue 10 Sep 2013 09:22:39 AM EDT<text:line-break/>#]0;landgrebea@aldenv160: ~/cs210/labs#landgrebea@aldenv160:~/cs210/labs$ chmod u ##[K##[K##[K -w myfile.txt</text:p>
      <text:p text:style-name="P1">#]0;landgrebea@aldenv160: ~/cs210/labs#landgrebea@aldenv160:~/cs210/labs$ exit</text:p>
      <text:p text:style-name="P1">exit</text:p>
      <text:p text:style-name="P1"><text:line-break/>Script done on Tue 10 Sep 2013 09:22:51 AM EDT<text:line-break/></text:p>
      <text:p text:style-name="P1"><text:span text:style-name="T1"/></text:p>
      <text:p text:style-name="P1">9)</text:p>
      <text:p text:style-name="P1"/>
      <text:p text:style-name="P2">Script started on Tue 10 Sep 2013 09:01:22 AM EDT<text:line-break/>#]0;landgrebea@aldenv160: ~/cs210/labs#landgrebea@aldenv160:~/cs210/labs$ exit####ls -orth#########[4Pexit####man -k printf#############wc -wml /opt/processing/processing################################[5P/opt/processing/processing##########################-wml /opt/processing/processing###################################[21Pman -k printf#############exit#[K####ls -orth#########[4Pexit#####[K##wc -wml /opt/processing/processing</text:p>
      <text:p text:style-name="P2"><text:s/>105 <text:s/>413 2686 /opt/processing/processing</text:p>
      <text:p text:style-name="P2">#]0;landgrebea@aldenv160: ~/cs210/labs#landgrebea@aldenv160:~/cs210/labs$ wc /opt/processing/.p##[K##[Kprpoce##[K##[K##[K##[Kocessing</text:p>
      <text:p text:style-name="P2"><text:s/>105 <text:s/>413 2686 /opt/processing/processing</text:p>
      <text:p text:style-name="P2">#]0;landgrebea@aldenv160: ~/cs210/labs#landgrebea@aldenv160:~/cs210/labs$ exit</text:p>
      <text:p text:style-name="P2">exit</text:p>
      <text:p text:style-name="P2"><text:line-break/>Script done on Tue 10 Sep 2013 09:01:51 AM EDT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3-09-10T09:02:05</meta:creation-date>
    <dc:date>2013-09-10T09:28:39</dc:date>
    <dc:creator>Andreas Landgrebe</dc:creator>
    <meta:editing-duration>PT11M24S</meta:editing-duration>
    <meta:editing-cycles>1</meta:editing-cycles>
    <meta:document-statistic meta:table-count="0" meta:image-count="0" meta:object-count="0" meta:page-count="2" meta:paragraph-count="41" meta:word-count="286" meta:character-count="2763" meta:non-whitespace-character-count="2451"/>
    <meta:generator>LibreOffice/3.5$Linux_X86_64 LibreOffice_project/350m1$Build-2</meta:generator>
  </office:meta>
</office:document-meta>
</file>